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Probabilidad a PRIORI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asado si</text:p>
          </table:table-cell>
          <table:table-cell table:style-name="Default" table:formula="of:=9/14" office:value-type="float" office:value="0.642857142857143" calcext:value-type="float">
            <text:p>0,6428571429</text:p>
          </table:table-cell>
          <table:table-cell/>
          <table:table-cell table:style-name="ce8" office:value-type="string" calcext:value-type="string">
            <text:p>asado</text:p>
          </table:table-cell>
          <table:table-cell table:style-name="ce8" office:value-type="string" calcext:value-type="string">
            <text:p>viento</text:p>
          </table:table-cell>
          <table:table-cell table:style-name="ce8" office:value-type="string" calcext:value-type="string">
            <text:p>cantidad viento</text:p>
          </table:table-cell>
          <table:table-cell table:style-name="ce8" office:value-type="string" calcext:value-type="string">
            <text:p>porcentaje</text:p>
          </table:table-cell>
          <table:table-cell/>
          <table:table-cell office:value-type="string" calcext:value-type="string">
            <text:p>sumas de probabilidades</text:p>
          </table:table-cell>
        </table:table-row>
        <table:table-row table:style-name="ro1">
          <table:table-cell/>
          <table:table-cell office:value-type="string" calcext:value-type="string">
            <text:p>asado no</text:p>
          </table:table-cell>
          <table:table-cell table:style-name="Default" table:formula="of:=5/14" office:value-type="float" office:value="0.357142857142857" calcext:value-type="float">
            <text:p>0,3571428571</text:p>
          </table:table-cell>
          <table:table-cell/>
          <table:table-cell table:style-name="ce2" office:value-type="string" calcext:value-type="string">
            <text:p>si</text:p>
          </table:table-cell>
          <table:table-cell office:value-type="string" calcext:value-type="string">
            <text:p>leve</text:p>
          </table:table-cell>
          <table:table-cell table:formula="of:=7/11" office:value-type="float" office:value="0.636363636363636" calcext:value-type="float">
            <text:p>0,6363636364</text:p>
          </table:table-cell>
          <table:table-cell table:style-name="ce11" table:formula="of:=[.$C$2] * [.G3]" office:value-type="float" office:value="0.409090909090909" calcext:value-type="float">
            <text:p>0,4090909091</text:p>
          </table:table-cell>
          <table:table-cell/>
          <table:table-cell table:formula="of:=SUM([.G3:.G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si</text:p>
          </table:table-cell>
          <table:table-cell office:value-type="string" calcext:value-type="string">
            <text:p>fuerte</text:p>
          </table:table-cell>
          <table:table-cell table:formula="of:=4/11" office:value-type="float" office:value="0.363636363636364" calcext:value-type="float">
            <text:p>0,3636363636</text:p>
          </table:table-cell>
          <table:table-cell table:style-name="ce11" table:formula="of:=[.$C$2] * [.G4]" office:value-type="float" office:value="0.233766233766234" calcext:value-type="float">
            <text:p>0,23376623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no</text:p>
          </table:table-cell>
          <table:table-cell office:value-type="string" calcext:value-type="string">
            <text:p>leve</text:p>
          </table:table-cell>
          <table:table-cell table:formula="of:=3/7" office:value-type="float" office:value="0.428571428571429" calcext:value-type="float">
            <text:p>0,4285714286</text:p>
          </table:table-cell>
          <table:table-cell table:style-name="ce11" table:formula="of:=[.$C$3] * [.G5]" office:value-type="float" office:value="0.153061224489796" calcext:value-type="float">
            <text:p>0,1530612245</text:p>
          </table:table-cell>
          <table:table-cell/>
          <table:table-cell table:formula="of:=SUM([.G5:.G6])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temperaturas</text:p>
          </table:table-cell>
          <table:table-cell table:style-name="ce10"/>
          <table:table-cell/>
          <table:table-cell table:style-name="ce9" office:value-type="string" calcext:value-type="string">
            <text:p>no</text:p>
          </table:table-cell>
          <table:table-cell table:style-name="ce5" office:value-type="string" calcext:value-type="string">
            <text:p>fuerte</text:p>
          </table:table-cell>
          <table:table-cell table:style-name="ce5" table:formula="of:=4/7" office:value-type="float" office:value="0.571428571428571" calcext:value-type="float">
            <text:p>0,5714285714</text:p>
          </table:table-cell>
          <table:table-cell table:style-name="ce13" table:formula="of:=[.$C$3] * [.G6]" office:value-type="float" office:value="0.204081632653061" calcext:value-type="float">
            <text:p>0,20408163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asado</text:p>
          </table:table-cell>
          <table:table-cell table:style-name="ce8" office:value-type="string" calcext:value-type="string">
            <text:p>humedad</text:p>
          </table:table-cell>
          <table:table-cell table:style-name="ce8" office:value-type="string" calcext:value-type="string">
            <text:p>cantidad humedad</text:p>
          </table:table-cell>
          <table:table-cell table:style-name="ce8" office:value-type="string" calcext:value-type="string">
            <text:p>porcentaje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si</text:p>
          </table:table-cell>
          <table:table-cell office:value-type="string" calcext:value-type="string">
            <text:p>alta</text:p>
          </table:table-cell>
          <table:table-cell table:formula="of:=4/11" office:value-type="float" office:value="0.363636363636364" calcext:value-type="float">
            <text:p>0,3636363636</text:p>
          </table:table-cell>
          <table:table-cell table:style-name="ce11" table:formula="of:=[.$C$2] * [.G10]" office:value-type="float" office:value="0.233766233766234" calcext:value-type="float">
            <text:p>0,2337662338</text:p>
          </table:table-cell>
          <table:table-cell/>
          <table:table-cell table:formula="of:=SUM([.G10:.G1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si</text:p>
          </table:table-cell>
          <table:table-cell office:value-type="string" calcext:value-type="string">
            <text:p>normal</text:p>
          </table:table-cell>
          <table:table-cell table:formula="of:=7/11" office:value-type="float" office:value="0.636363636363636" calcext:value-type="float">
            <text:p>0,6363636364</text:p>
          </table:table-cell>
          <table:table-cell table:style-name="ce11" table:formula="of:=[.$C$2] * [.G11]" office:value-type="float" office:value="0.409090909090909" calcext:value-type="float">
            <text:p>0,4090909091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no</text:p>
          </table:table-cell>
          <table:table-cell office:value-type="string" calcext:value-type="string">
            <text:p>alta</text:p>
          </table:table-cell>
          <table:table-cell table:formula="of:=5/7" office:value-type="float" office:value="0.714285714285714" calcext:value-type="float">
            <text:p>0,7142857143</text:p>
          </table:table-cell>
          <table:table-cell table:style-name="ce11" table:formula="of:=[.$C$3] * [.G12]" office:value-type="float" office:value="0.255102040816327" calcext:value-type="float">
            <text:p>0,2551020408</text:p>
          </table:table-cell>
          <table:table-cell/>
          <table:table-cell table:formula="of:=SUM([.G12:.G1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3"/>
          <table:table-cell table:style-name="ce9" office:value-type="string" calcext:value-type="string">
            <text:p>no</text:p>
          </table:table-cell>
          <table:table-cell table:style-name="ce5" office:value-type="string" calcext:value-type="string">
            <text:p>normal</text:p>
          </table:table-cell>
          <table:table-cell table:style-name="ce5" table:formula="of:=2/7" office:value-type="float" office:value="0.285714285714286" calcext:value-type="float">
            <text:p>0,2857142857</text:p>
          </table:table-cell>
          <table:table-cell table:style-name="ce13" table:formula="of:=[.$C$3] * [.G13]" office:value-type="float" office:value="0.102040816326531" calcext:value-type="float">
            <text:p>0,1020408163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3"/>
          <table:table-cell table:style-name="ce8" office:value-type="string" calcext:value-type="string">
            <text:p>asado</text:p>
          </table:table-cell>
          <table:table-cell table:style-name="ce8" office:value-type="string" calcext:value-type="string">
            <text:p>pronostico</text:p>
          </table:table-cell>
          <table:table-cell table:style-name="ce8" office:value-type="string" calcext:value-type="string">
            <text:p>cantidad pronostico</text:p>
          </table:table-cell>
          <table:table-cell table:style-name="ce8" office:value-type="string" calcext:value-type="string">
            <text:p>porcentaje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3"/>
          <table:table-cell table:style-name="ce2" office:value-type="string" calcext:value-type="string">
            <text:p>si</text:p>
          </table:table-cell>
          <table:table-cell office:value-type="string" calcext:value-type="string">
            <text:p>soleado</text:p>
          </table:table-cell>
          <table:table-cell table:formula="of:=3/12" office:value-type="float" office:value="0.25" calcext:value-type="float">
            <text:p>0,25</text:p>
          </table:table-cell>
          <table:table-cell table:style-name="ce11" table:formula="of:=[.$C$2] * [.G16]" office:value-type="float" office:value="0.160714285714286" calcext:value-type="float">
            <text:p>0,1607142857</text:p>
          </table:table-cell>
          <table:table-cell/>
          <table:table-cell table:formula="of:=SUM([.G16:.G18])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 office:value-type="string" calcext:value-type="string">
            <text:p>si</text:p>
          </table:table-cell>
          <table:table-cell office:value-type="string" calcext:value-type="string">
            <text:p>lluvioso</text:p>
          </table:table-cell>
          <table:table-cell table:formula="of:=4/12" office:value-type="float" office:value="0.333333333333333" calcext:value-type="float">
            <text:p>0,3333333333</text:p>
          </table:table-cell>
          <table:table-cell table:style-name="ce11" table:formula="of:=[.$C$2] * [.G17]" office:value-type="float" office:value="0.214285714285714" calcext:value-type="float">
            <text:p>0,2142857143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2" office:value-type="string" calcext:value-type="string">
            <text:p>si</text:p>
          </table:table-cell>
          <table:table-cell office:value-type="string" calcext:value-type="string">
            <text:p>nublado</text:p>
          </table:table-cell>
          <table:table-cell table:formula="of:=5/12" office:value-type="float" office:value="0.416666666666667" calcext:value-type="float">
            <text:p>0,4166666667</text:p>
          </table:table-cell>
          <table:table-cell table:style-name="ce11" table:formula="of:=[.$C$2] * [.G18]" office:value-type="float" office:value="0.267857142857143" calcext:value-type="float">
            <text:p>0,2678571429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2" office:value-type="string" calcext:value-type="string">
            <text:p>no</text:p>
          </table:table-cell>
          <table:table-cell office:value-type="string" calcext:value-type="string">
            <text:p>soleado</text:p>
          </table:table-cell>
          <table:table-cell table:formula="of:=4/8" office:value-type="float" office:value="0.5" calcext:value-type="float">
            <text:p>0,5</text:p>
          </table:table-cell>
          <table:table-cell table:style-name="ce11" table:formula="of:=[.$C$3] * [.G19]" office:value-type="float" office:value="0.178571428571429" calcext:value-type="float">
            <text:p>0,1785714286</text:p>
          </table:table-cell>
          <table:table-cell/>
          <table:table-cell table:formula="of:=SUM([.G19:.G21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esviacion stand.</text:p>
          </table:table-cell>
          <table:table-cell/>
          <table:table-cell table:style-name="ce12" office:value-type="string" calcext:value-type="string">
            <text:p>desviacion stand.</text:p>
          </table:table-cell>
          <table:table-cell/>
          <table:table-cell table:style-name="ce2" office:value-type="string" calcext:value-type="string">
            <text:p>no</text:p>
          </table:table-cell>
          <table:table-cell office:value-type="string" calcext:value-type="string">
            <text:p>lluvioso</text:p>
          </table:table-cell>
          <table:table-cell table:formula="of:=3/8" office:value-type="float" office:value="0.375" calcext:value-type="float">
            <text:p>0,375</text:p>
          </table:table-cell>
          <table:table-cell table:style-name="ce11" table:formula="of:=[.$C$3] * [.G20]" office:value-type="float" office:value="0.133928571428571" calcext:value-type="float">
            <text:p>0,1339285714</text:p>
          </table:table-cell>
          <table:table-cell table:number-columns-repeated="2"/>
        </table:table-row>
        <table:table-row table:style-name="ro1">
          <table:table-cell table:formula="of:=STDEV([.A8:.A16])" office:value-type="float" office:value="8.87568463712957" calcext:value-type="float">
            <text:p>8,8756846371</text:p>
          </table:table-cell>
          <table:table-cell/>
          <table:table-cell table:formula="of:=STDEV([.C8:.C16])" office:value-type="float" office:value="11.4149025401008" calcext:value-type="float">
            <text:p>11,4149025401</text:p>
          </table:table-cell>
          <table:table-cell/>
          <table:table-cell table:style-name="ce9" office:value-type="string" calcext:value-type="string">
            <text:p>no</text:p>
          </table:table-cell>
          <table:table-cell table:style-name="ce5" office:value-type="string" calcext:value-type="string">
            <text:p>nublado</text:p>
          </table:table-cell>
          <table:table-cell table:style-name="ce5" table:formula="of:=1/8" office:value-type="float" office:value="0.125" calcext:value-type="float">
            <text:p>0,125</text:p>
          </table:table-cell>
          <table:table-cell table:style-name="ce13" table:formula="of:=[.$C$3] * [.G21]" office:value-type="float" office:value="0.0446428571428571" calcext:value-type="float">
            <text:p>0,044642857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omedio</text:p>
          </table:table-cell>
          <table:table-cell/>
          <table:table-cell table:style-name="ce12" office:value-type="string" calcext:value-type="string">
            <text:p>promedio</text:p>
          </table:table-cell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 table:style-name="ce2" table:formula="of:=AVERAGE([.A8:.A16])" office:value-type="float" office:value="17.4444444444444" calcext:value-type="float">
            <text:p>17,4444444444</text:p>
          </table:table-cell>
          <table:table-cell/>
          <table:table-cell table:formula="of:=AVERAGE([.C8:.C16])" office:value-type="float" office:value="22.4" calcext:value-type="float">
            <text:p>22,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istribucion normal</text:p>
          </table:table-cell>
          <table:table-cell/>
          <table:table-cell table:style-name="ce12" office:value-type="string" calcext:value-type="string">
            <text:p>distribucion normal</text:p>
          </table:table-cell>
          <table:table-cell/>
          <table:table-cell table:style-name="ce14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3" office:value-type="string" calcext:value-type="string">
            <text:p>Prob asado si</text:p>
          </table:table-cell>
          <table:table-cell/>
          <table:table-cell table:style-name="ce12" office:value-type="string" calcext:value-type="string">
            <text:p>Prob asado no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formula="of:=COM.MICROSOFT.NORM.DIST([.B27];[.$A$23];[.$A$21];0)" office:value-type="float" office:value="0.0442627372210299" calcext:value-type="float">
            <text:p>0,0442627372</text:p>
          </table:table-cell>
          <table:table-cell table:style-name="ce7" office:value-type="float" office:value="19" calcext:value-type="float">
            <text:p>19</text:p>
          </table:table-cell>
          <table:table-cell table:formula="of:=COM.MICROSOFT.NORM.DIST([.B27];[.$C$21];[.$C$23];0)" office:value-type="float" office:value="0.0168175652653764" calcext:value-type="float">
            <text:p>0,0168175653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formula="of:=COM.MICROSOFT.NORM.DIST([.B28];[.$A$23];[.$A$21];0)" office:value-type="float" office:value="0.0078922688710134" calcext:value-type="float">
            <text:p>0,0078922689</text:p>
          </table:table-cell>
          <table:table-cell office:value-type="float" office:value="34" calcext:value-type="float">
            <text:p>34</text:p>
          </table:table-cell>
          <table:table-cell table:formula="of:=COM.MICROSOFT.NORM.DIST([.B28];[.$C$21];[.$C$23];0)" office:value-type="float" office:value="0.0107130043846448" calcext:value-type="float">
            <text:p>0,0107130044</text:p>
          </table:table-cell>
          <table:table-cell/>
          <table:table-cell table:style-name="ce7" table:number-columns-repeated="4"/>
          <table:table-cell table:number-columns-repeated="2"/>
        </table:table-row>
        <table:table-row table:style-name="ro1">
          <table:table-cell table:style-name="ce5" table:formula="of:=COM.MICROSOFT.NORM.DIST([.B29];[.$A$23];[.$A$21];0)" office:value-type="float" office:value="0.0416874279078055" calcext:value-type="float">
            <text:p>0,0416874279</text:p>
          </table:table-cell>
          <table:table-cell table:style-name="ce5" office:value-type="float" office:value="14" calcext:value-type="float">
            <text:p>14</text:p>
          </table:table-cell>
          <table:table-cell table:style-name="ce13" table:formula="of:=COM.MICROSOFT.NORM.DIST([.B29];[.$C$21];[.$C$23];0)" office:value-type="float" office:value="0.0176917158462509" calcext:value-type="float">
            <text:p>0,0176917158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edicciones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pronostico</text:p>
          </table:table-cell>
          <table:table-cell table:style-name="ce8" office:value-type="string" calcext:value-type="string">
            <text:p>temperatura</text:p>
          </table:table-cell>
          <table:table-cell table:style-name="ce8" office:value-type="string" calcext:value-type="string">
            <text:p>humedad</text:p>
          </table:table-cell>
          <table:table-cell table:style-name="ce8" office:value-type="string" calcext:value-type="string">
            <text:p>viento</text:p>
          </table:table-cell>
          <table:table-cell table:style-name="ce8" office:value-type="string" calcext:value-type="string">
            <text:p>prob. Asado SI</text:p>
          </table:table-cell>
          <table:table-cell table:style-name="ce8" office:value-type="string" calcext:value-type="string">
            <text:p>prob. Asado NO</text:p>
          </table:table-cell>
          <table:table-cell table:style-name="ce8" office:value-type="string" calcext:value-type="string">
            <text:p>RESULTADO ASAD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oleado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table:formula="of:=PRODUCT([.G11];[.G16];[.G3];[.A27];[.C2])" office:value-type="float" office:value="0.00288073599682323" calcext:value-type="float">
            <text:p>0,002880736</text:p>
          </table:table-cell>
          <table:table-cell table:formula="of:=PRODUCT([.G5];[.G13];[.G19];[.C27];[.C3])" office:value-type="float" office:value="0.000367731018922223" calcext:value-type="float">
            <text:p>0,000367731</text:p>
          </table:table-cell>
          <table:table-cell table:style-name="ce15" table:formula="of:=IF([.F36]&gt;=[.G36];&quot;SI&quot;;&quot;NO&quot;)" office:value-type="string" office:string-value="SI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luvioso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table:formula="of:=PRODUCT([.G17];[.G10];[.G3];[.A28];[.C2])" office:value-type="float" office:value="0.000391352175422152" calcext:value-type="float">
            <text:p>0,0003913522</text:p>
          </table:table-cell>
          <table:table-cell table:formula="of:=PRODUCT([.G20];[.G12];[.G5];[.C28];[.C3])" office:value-type="float" office:value="0.000439217563145971" calcext:value-type="float">
            <text:p>0,0004392176</text:p>
          </table:table-cell>
          <table:table-cell table:style-name="ce15" table:formula="of:=IF([.F37]&gt;=[.G37];&quot;SI&quot;;&quot;NO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nublado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uerte</text:p>
          </table:table-cell>
          <table:table-cell table:style-name="ce5" table:formula="of:=PRODUCT([.G18];[.G11];[.G4];[.A29];[.C2])" office:value-type="float" office:value="0.00258393148188877" calcext:value-type="float">
            <text:p>0,0025839315</text:p>
          </table:table-cell>
          <table:table-cell table:style-name="ce5" table:formula="of:=PRODUCT([.G21];[.G13];[.G6];[.C29];[.C3])" office:value-type="float" office:value="0.000128948366226319" calcext:value-type="float">
            <text:p>0,0001289484</text:p>
          </table:table-cell>
          <table:table-cell table:style-name="ce16" table:formula="of:=IF([.F38]&gt;=[.G38];&quot;SI&quot;;&quot;NO&quot;)" office:value-type="string" office:string-value="SI" calcext:value-type="string">
            <text:p>S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Mufato</meta:initial-creator>
    <meta:creation-date>2016-11-16T20:18:38.960717664</meta:creation-date>
    <dc:date>2016-11-16T21:30:27.177822910</dc:date>
    <dc:creator>Lucas Mufato</dc:creator>
    <meta:editing-duration>PT24M34S</meta:editing-duration>
    <meta:editing-cycles>6</meta:editing-cycles>
    <meta:generator>LibreOffice/4.3.3.2$Linux_X86_64 LibreOffice_project/430m0$Build-2</meta:generator>
    <meta:document-statistic meta:table-count="1" meta:cell-count="147" meta:object-count="0"/>
  </office:meta>
</office:document-meta>
</file>